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2280" officeooo:paragraph-rsid="00062280"/>
    </style:style>
    <style:style style:name="P2" style:family="paragraph" style:parent-style-name="Standard">
      <style:text-properties officeooo:rsid="00078ec7" officeooo:paragraph-rsid="00078ec7"/>
    </style:style>
    <style:style style:name="T1" style:family="text">
      <style:text-properties officeooo:rsid="00078e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tart 10/28/2021 @ 22:30</text:p>
      <text:p text:style-name="P1"/>
      <text:p text:style-name="P1">Received the Time of Flight Sensor and started to mess with it a bit and various clear covers. <text:s/>It looks like we need to start a calibration to offset the material used. <text:s/>It also wanted very specific requirements. <text:s/>The requirements are:</text:p>
      <text:p text:style-name="P1">- A clear cover (glass or plastic is fine, but is more ideal if it didn’t ‘change’).<text:line-break/> - The air gap can be 0.5mm AT MOST.<text:line-break/> - The cover MUST be parallel to the sensor<text:line-break/><text:line-break/>It does have it’s own calibration whenever it it power cycles without any additional programming, but it seems we may need to look a bit more deep into starting the calibration to ensure it is reading properly. <text:s/>While I’ve tested both plastic and glass, I do not have a piece of plastic that meets the airgap requirements, but I did manage to find a small piece of clear glass for smartphone cameras and was able to confirm that it does indeed work as intended, but there is some signal loss (mainly losing distance fidelity). <text:s/><text:span text:style-name="T1">The fidelity lost doesn’t seem too much of a drop, as it can still read a white piece of paper pointing at a popcorn ceiling reliably at 30 inches, but gets a bit noisy beyond 30 inches and loses ‘sight’ and very noisy at 40 inches.</text:span></text:p>
      <text:p text:style-name="P1"/>
      <text:p text:style-name="P2">END 23:1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8T23:10:35.998000000</dc:date>
    <meta:editing-duration>PT10M3S</meta:editing-duration>
    <meta:editing-cycles>1</meta:editing-cycles>
    <meta:document-statistic meta:table-count="0" meta:image-count="0" meta:object-count="0" meta:page-count="1" meta:paragraph-count="4" meta:word-count="222" meta:character-count="1196" meta:non-whitespace-character-count="970"/>
    <meta:generator>LibreOffice/7.1.6.2$Windows_X86_64 LibreOffice_project/0e133318fcee89abacd6a7d077e292f1145735c3</meta:generator>
  </office:meta>
</office:document-meta>
</file>